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1" officeooo:rsid="000e2ec8" officeooo:paragraph-rsid="000e2ec8"/>
    </style:style>
    <style:style style:name="P2" style:family="paragraph" style:parent-style-name="Text_20_body">
      <style:text-properties style:font-name="Liberation Sans1"/>
    </style:style>
    <style:style style:name="P3" style:family="paragraph" style:parent-style-name="Text_20_body">
      <style:text-properties officeooo:paragraph-rsid="000e2ec8"/>
    </style:style>
    <style:style style:name="P4" style:family="paragraph" style:parent-style-name="Standard">
      <style:paragraph-properties fo:text-align="center" style:justify-single-word="false"/>
      <style:text-properties fo:color="#00a933" loext:opacity="100%" style:font-name="Liberation Sans1" officeooo:rsid="000e2ec8" officeooo:paragraph-rsid="000e2ec8"/>
    </style:style>
    <style:style style:name="P5" style:family="paragraph" style:parent-style-name="Text_20_body">
      <style:text-properties fo:color="#00a933" loext:opacity="100%" style:font-name="Liberation Sans1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color="#2a6099" loext:opacity="100%" style:font-name="Liberation Sans1"/>
    </style:style>
    <style:style style:name="P7" style:family="paragraph" style:parent-style-name="Text_20_body" style:list-style-name="L1">
      <style:text-properties fo:color="#2a6099" loext:opacity="100%" style:font-name="Liberation Sans1"/>
    </style:style>
    <style:style style:name="P8" style:family="paragraph" style:parent-style-name="Text_20_body">
      <style:text-properties fo:color="#2a6099" loext:opacity="100%" style:font-name="Liberation Sans1" officeooo:paragraph-rsid="000e2ec8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2ec8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e2ec8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style:font-name="Liberation Sans1"/>
    </style:style>
    <style:style style:name="T6" style:family="text">
      <style:text-properties fo:color="#2a6099" loext:opacity="100%" style:font-name="Liberation Sans1" officeooo:rsid="000e2ec8"/>
    </style:style>
    <style:style style:name="T7" style:family="text">
      <style:text-properties fo:color="#2a6099" loext:opacity="100%" style:font-name="Liberation Sans1" officeooo:rsid="000fc6b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équence : Fractions opérations</text:p>
      <text:p text:style-name="P2"/>
      <text:p text:style-name="P5"><text:span text:style-name="T1">I] </text:span>Additionner et soustraire des fractions </text:p>
      <text:p text:style-name="P3"><text:span text:style-name="Strong_20_Emphasis"><text:span text:style-name="T5">Propriété</text:span></text:span><text:span text:style-name="T5"><text:line-break/></text:span><text:span text:style-name="T6">a, b et c</text:span><text:span text:style-name="T5"> désignent trois nombres (</text:span><text:span text:style-name="T5"><draw:g text:anchor-type="as-char" svg:y="-0.305cm" draw:z-index="0" draw:name="Forme1" draw:style-name="gr1"><svg:title>TexMaths</svg:title><svg:desc>12§display§c \neq 0§svg§600§FALSE§</svg:desc><draw:g draw:style-name="gr2"><draw:path draw:style-name="gr3" draw:text-style-name="P9" svg:width="0.892cm" svg:height="0.347cm" svg:x="0.004cm" svg:y="0.021cm" svg:viewBox="0 0 893 348" svg:d="M0 0c298 0 595 0 893 0 0 116 0 232 0 348-298 0-595 0-893 0 0-116 0-232 0-348z"><text:p/></draw:path><draw:path draw:style-name="gr4" draw:text-style-name="P10" svg:width="0.163cm" svg:height="0.19cm" svg:x="-0.001cm" svg:y="0.116cm" svg:viewBox="0 0 164 191" svg:d="M150 26c-7 0-13 0-19 6s-7 14-7 16c0 11 7 16 15 16 12 0 24-11 24-28 0-20-20-36-50-36-57 0-113 60-113 120 0 37 25 71 68 71 60 0 96-45 96-49 0-3-2-6-4-6-3 0-4 1-6 4-34 41-80 41-84 41-27 0-39-20-39-45 0-17 9-58 23-84 13-24 36-42 60-42 14 0 30 4 36 16z"><text:p/></draw:path><draw:path draw:style-name="gr4" draw:text-style-name="P10" svg:width="0.209cm" svg:height="0.39cm" svg:x="0.34cm" svg:y="0cm" svg:viewBox="0 0 210 391" svg:d="M206 17c4-6 4-7 4-9s-2-8-8-8c-5 0-6 2-10 8-62 123-126 244-188 366-4 6-4 8-4 9 0 3 4 8 8 8 5 0 6-2 10-8 62-123 126-244 188-366z"><text:p/></draw:path><draw:path draw:style-name="gr4" draw:text-style-name="P10" svg:width="0.279cm" svg:height="0.099cm" svg:x="0.305cm" svg:y="0.146cm" svg:viewBox="0 0 280 100" svg:d="M265 17c8 0 15 0 15-9 0-8-7-8-13-8-85 0-169 0-253 0-6 0-14 0-14 8 0 9 8 9 14 9 84 0 167 0 251 0zM267 100c6 0 13 0 13-9 0-8-7-8-15-8-84 0-167 0-251 0-6 0-14 0-14 8 0 9 8 9 14 9 84 0 168 0 253 0z"><text:p/></draw:path><draw:path draw:style-name="gr4" draw:text-style-name="P10" svg:width="0.177cm" svg:height="0.287cm" svg:x="0.741cm" svg:y="0.021cm" svg:viewBox="0 0 178 288" svg:d="M178 145c0-33-3-67-17-98-19-41-54-47-72-47-25 0-55 11-73 49-14 30-16 63-16 96 0 31 2 69 19 100 18 35 49 43 70 43 23 0 55-8 73-49 13-29 16-60 16-94zM89 278c-17 0-41-10-49-50-5-25-5-64-5-88 0-27 0-55 3-78 9-50 40-54 51-54 14 0 42 9 49 50 5 24 5 56 5 82 0 32 0 59-5 86-6 40-30 52-49 52z"><text:p/></draw:path></draw:g></draw:g></text:span><text:span text:style-name="T5">).<text:line-break/>Pour additionner (ou soustraire) deux fractions qui ont le même dénominateur :</text:span></text:p>
      <text:list text:style-name="L1">
        <text:list-item>
          <text:p text:style-name="P6">on additionne (ou on soustrait) les numérateurs ; </text:p>
        </text:list-item>
        <text:list-item>
          <text:p text:style-name="P7">on garde le dénominateur commun. </text:p>
        </text:list-item>
      </text:list>
      <text:p text:style-name="P8"><draw:g text:anchor-type="as-char" svg:y="-0.58cm" draw:z-index="1" draw:name="Forme2" draw:style-name="gr1"><svg:title>TexMaths</svg:title><svg:desc>12§display§\frac{a}{c} + \frac{b}{c} = \frac{a + b}{c}§svg§600§FALSE§</svg:desc><draw:g draw:style-name="gr2"><draw:path draw:style-name="gr3" draw:text-style-name="P9" svg:width="2.559cm" svg:height="0.825cm" svg:x="0.02cm" svg:y="0.02cm" svg:viewBox="0 0 2560 826" svg:d="M1281 826c-428 0-854 0-1281 0 0-275 0-550 0-826 853 0 1707 0 2560 0 0 276 0 551 0 826-426 0-853 0-1279 0z"><text:p/></draw:path><draw:path draw:style-name="gr4" draw:text-style-name="P10" svg:width="0.192cm" svg:height="0.19cm" svg:x="0.016cm" svg:y="0.106cm" svg:viewBox="0 0 193 191" svg:d="M140 26c-7-15-19-26-38-26-49 0-102 61-102 122 0 40 24 69 56 69 9 0 30-3 56-33 2 18 18 33 38 33 14 0 24-10 31-24 7-15 9-28 12-41 0-5-3-5-5-5-4 0-4 1-6 7-7 28-14 53-32 53-11 0-12-11-12-19 0-10 0-13 5-31s6-22 9-39c5-19 11-39 16-58 2-12 2-12 2-15 0-7-4-11-12-11-9 0-16 9-18 18zM113 136c-1 7-1 8-9 15-18 23-34 30-46 30-22 0-28-23-28-39 0-22 13-74 24-93 12-25 31-41 48-41 28 0 34 35 34 38 0 2-2 4-2 7-7 27-14 55-21 83z"><text:p/></draw:path><draw:path draw:style-name="gr4" draw:text-style-name="P10" svg:width="0.222cm" svg:height="0.016cm" svg:x="-0.001cm" svg:y="0.46cm" svg:viewBox="0 0 223 17" svg:d="M112 17c-38 0-75 0-112 0 0-6 0-11 0-17 74 0 149 0 223 0 0 6 0 11 0 17-37 0-74 0-111 0z"><text:p/></draw:path><draw:path draw:style-name="gr4" draw:text-style-name="P10" svg:width="0.163cm" svg:height="0.19cm" svg:x="0.036cm" svg:y="0.677cm" svg:viewBox="0 0 164 191" svg:d="M150 26c-6 0-12 0-18 5-7 7-8 15-8 17 0 11 8 14 15 14 13 0 24-9 24-26 0-20-19-36-49-36-58 0-114 60-114 119 0 38 25 72 68 72 62 0 96-45 96-51 0-2-2-4-4-4-3 0-4 1-6 3-33 42-80 42-84 42-27 0-39-20-39-45 0-18 9-59 23-84 13-24 37-42 60-42 14 0 30 4 36 16z"><text:p/></draw:path><draw:path draw:style-name="gr4" draw:text-style-name="P10" svg:width="0.279cm" svg:height="0.278cm" svg:x="0.39cm" svg:y="0.332cm" svg:viewBox="0 0 280 279" svg:d="M149 148c39 0 78 0 117 0 6 0 14 0 14-9 0-8-8-8-14-8-39 0-78 0-117 0 0-40 0-78 0-118 0-6 0-13-9-13-8 0-8 7-8 13 0 40 0 78 0 118-40 0-79 0-119 0-6 0-13 0-13 8 0 9 7 9 13 9 40 0 79 0 119 0 0 39 0 79 0 118 0 6 0 13 8 13 9 0 9-7 9-13 0-39 0-79 0-118z"><text:p/></draw:path><draw:path draw:style-name="gr4" draw:text-style-name="P10" svg:width="0.154cm" svg:height="0.296cm" svg:x="0.859cm" svg:y="-0.001cm" svg:viewBox="0 0 155 297" svg:d="M80 5c-2-1 0-5-6-5-9 0-39 4-50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4" draw:text-style-name="P10" svg:width="0.181cm" svg:height="0.016cm" svg:x="0.838cm" svg:y="0.46cm" svg:viewBox="0 0 182 17" svg:d="M91 17c-30 0-61 0-91 0 0-6 0-11 0-17 61 0 121 0 182 0 0 6 0 11 0 17-30 0-61 0-91 0z"><text:p/></draw:path><draw:path draw:style-name="gr4" draw:text-style-name="P10" svg:width="0.163cm" svg:height="0.19cm" svg:x="0.856cm" svg:y="0.677cm" svg:viewBox="0 0 164 191" svg:d="M150 26c-7 0-13 0-19 5-7 7-7 15-7 17 0 11 7 14 15 14 12 0 23-9 23-26 0-20-19-36-49-36-57 0-113 60-113 119 0 38 24 72 68 72 60 0 96-45 96-51 0-2-3-4-6-4-1 0-2 1-4 3-34 42-80 42-86 42-26 0-37-20-37-45 0-18 9-59 23-84 13-24 36-42 59-42 14 0 31 4 37 16z"><text:p/></draw:path><draw:path draw:style-name="gr4" draw:text-style-name="P10" svg:width="0.279cm" svg:height="0.099cm" svg:x="1.212cm" svg:y="0.422cm" svg:viewBox="0 0 280 100" svg:d="M265 17c7 0 15 0 15-9 0-8-8-8-14-8-84 0-169 0-253 0-5 0-13 0-13 8 0 9 8 9 14 9 84 0 167 0 251 0zM266 100c6 0 14-2 14-10 0-10-8-8-15-8-84 0-167 0-251 0-6 0-14-2-14 8 0 8 8 10 13 10 84 0 169 0 253 0z"><text:p/></draw:path><draw:path draw:style-name="gr4" draw:text-style-name="P10" svg:width="0.192cm" svg:height="0.19cm" svg:x="1.699cm" svg:y="0.106cm" svg:viewBox="0 0 193 191" svg:d="M140 26c-7-15-19-26-38-26-49 0-102 61-102 122 0 40 23 69 56 69 9 0 29-3 56-33 2 18 18 33 37 33 15 0 25-10 31-24 7-15 8-28 13-41 0-5-3-5-5-5-4 0-4 1-6 7-7 28-14 53-32 53-11 0-12-11-12-19 0-10 0-13 5-31s6-22 9-39c5-19 11-39 16-58 2-12 2-12 2-15 0-7-4-11-12-11-10 0-16 9-18 18zM113 136c-1 7-1 8-9 15-18 23-36 30-46 30-22 0-28-23-28-39 0-22 13-74 23-93 13-25 32-41 49-41 28 0 34 35 34 38 0 2-2 4-2 7-7 27-14 55-21 83z"><text:p/></draw:path><draw:path draw:style-name="gr4" draw:text-style-name="P10" svg:width="0.28cm" svg:height="0.28cm" svg:x="2.022cm" svg:y="0.046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10" svg:width="0.154cm" svg:height="0.296cm" svg:x="2.441cm" svg:y="-0.001cm" svg:viewBox="0 0 155 297" svg:d="M80 5c-2-1 0-5-6-5-9 0-39 4-50 5-4 0-8 0-8 8 0 5 3 5 9 5 21 0 22 2 22 7 0 3-4 17-6 27-12 45-23 91-35 136-5 22-6 28-6 44 0 39 22 65 53 65 50 0 102-63 102-123 0-38-23-67-57-67-19 0-36 12-49 25 11-42 21-85 31-127zM41 164c2-9 2-10 6-15 20-27 39-34 50-34 16 0 28 13 28 40 0 25-15 73-22 90-14 27-33 43-50 43-15 0-28-12-28-43 0-7 0-16 6-42 4-13 6-27 10-39z"><text:p/></draw:path><draw:path draw:style-name="gr4" draw:text-style-name="P10" svg:width="0.918cm" svg:height="0.016cm" svg:x="1.683cm" svg:y="0.46cm" svg:viewBox="0 0 919 17" svg:d="M460 17c-154 0-306 0-460 0 0-6 0-11 0-17 306 0 612 0 919 0 0 6 0 11 0 17-153 0-307 0-459 0z"><text:p/></draw:path><draw:path draw:style-name="gr4" draw:text-style-name="P10" svg:width="0.163cm" svg:height="0.19cm" svg:x="2.068cm" svg:y="0.677cm" svg:viewBox="0 0 164 191" svg:d="M150 26c-7 0-13 0-18 5-7 7-8 15-8 17 0 11 8 14 15 14 12 0 24-9 24-26 0-20-20-36-50-36-57 0-113 60-113 119 0 38 25 72 68 72 60 0 96-45 96-51 0-2-2-4-4-4-3 0-4 1-6 3-34 42-80 42-84 42-27 0-39-20-39-45 0-18 9-59 23-84 13-24 36-42 60-42 14 0 30 4 36 16z"><text:p/></draw:path></draw:g></draw:g><text:line-break/><draw:g text:anchor-type="as-char" svg:y="-0.58cm" draw:z-index="2" draw:name="Forme3" draw:style-name="gr1"><svg:title>TexMaths</svg:title><svg:desc>12§display§\frac{a}{c} - \frac{b}{c} = \frac{a - b}{c}§svg§600§FALSE§</svg:desc><draw:g draw:style-name="gr2"><draw:path draw:style-name="gr3" draw:text-style-name="P9" svg:width="2.559cm" svg:height="0.825cm" svg:x="0.02cm" svg:y="0.02cm" svg:viewBox="0 0 2560 826" svg:d="M1281 826c-428 0-854 0-1281 0 0-275 0-550 0-826 853 0 1707 0 2560 0 0 276 0 551 0 826-426 0-853 0-1279 0z"><text:p/></draw:path><draw:path draw:style-name="gr4" draw:text-style-name="P10" svg:width="0.192cm" svg:height="0.19cm" svg:x="0.016cm" svg:y="0.106cm" svg:viewBox="0 0 193 191" svg:d="M140 26c-7-15-19-26-38-26-49 0-102 61-102 122 0 40 24 69 56 69 9 0 30-3 56-33 2 18 18 33 38 33 14 0 24-10 31-24 7-15 9-28 12-41 0-5-3-5-5-5-4 0-4 1-6 7-7 28-14 53-32 53-11 0-12-11-12-19 0-10 0-13 5-31s6-22 9-39c5-19 11-39 16-58 2-12 2-12 2-15 0-7-4-11-12-11-9 0-16 9-18 18zM113 136c-1 7-1 8-9 15-18 23-34 30-46 30-22 0-28-23-28-39 0-22 13-74 24-93 12-25 31-41 48-41 28 0 34 35 34 38 0 2-2 4-2 7-7 27-14 55-21 83z"><text:p/></draw:path><draw:path draw:style-name="gr4" draw:text-style-name="P10" svg:width="0.222cm" svg:height="0.016cm" svg:x="-0.001cm" svg:y="0.46cm" svg:viewBox="0 0 223 17" svg:d="M112 17c-38 0-75 0-112 0 0-6 0-11 0-17 74 0 149 0 223 0 0 6 0 11 0 17-37 0-74 0-111 0z"><text:p/></draw:path><draw:path draw:style-name="gr4" draw:text-style-name="P10" svg:width="0.163cm" svg:height="0.19cm" svg:x="0.036cm" svg:y="0.677cm" svg:viewBox="0 0 164 191" svg:d="M150 26c-6 0-12 0-18 5-7 7-8 15-8 17 0 11 8 14 15 14 13 0 24-9 24-26 0-20-19-36-49-36-58 0-114 60-114 119 0 38 25 72 68 72 62 0 96-45 96-51 0-2-2-4-4-4-3 0-4 1-6 3-33 42-80 42-84 42-27 0-39-20-39-45 0-18 9-59 23-84 13-24 37-42 60-42 14 0 30 4 36 16z"><text:p/></draw:path><draw:path draw:style-name="gr4" draw:text-style-name="P10" svg:width="0.257cm" svg:height="0.016cm" svg:x="0.401cm" svg:y="0.46cm" svg:viewBox="0 0 258 17" svg:d="M244 17c7 0 14 0 14-9 0-8-7-8-14-8-76 0-153 0-228 0-8 0-16 0-16 8 0 9 8 9 16 9 75 0 152 0 228 0z"><text:p/></draw:path><draw:path draw:style-name="gr4" draw:text-style-name="P10" svg:width="0.154cm" svg:height="0.296cm" svg:x="0.859cm" svg:y="-0.001cm" svg:viewBox="0 0 155 297" svg:d="M80 5c-2-1 0-5-6-5-9 0-39 4-50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4" draw:text-style-name="P10" svg:width="0.181cm" svg:height="0.016cm" svg:x="0.838cm" svg:y="0.46cm" svg:viewBox="0 0 182 17" svg:d="M91 17c-30 0-61 0-91 0 0-6 0-11 0-17 61 0 121 0 182 0 0 6 0 11 0 17-30 0-61 0-91 0z"><text:p/></draw:path><draw:path draw:style-name="gr4" draw:text-style-name="P10" svg:width="0.163cm" svg:height="0.19cm" svg:x="0.856cm" svg:y="0.677cm" svg:viewBox="0 0 164 191" svg:d="M150 26c-7 0-13 0-19 5-7 7-7 15-7 17 0 11 7 14 15 14 12 0 23-9 23-26 0-20-19-36-49-36-57 0-113 60-113 119 0 38 24 72 68 72 60 0 96-45 96-51 0-2-3-4-6-4-1 0-2 1-4 3-34 42-80 42-86 42-26 0-37-20-37-45 0-18 9-59 23-84 13-24 36-42 59-42 14 0 31 4 37 16z"><text:p/></draw:path><draw:path draw:style-name="gr4" draw:text-style-name="P10" svg:width="0.279cm" svg:height="0.099cm" svg:x="1.212cm" svg:y="0.422cm" svg:viewBox="0 0 280 100" svg:d="M265 17c7 0 15 0 15-9 0-8-8-8-14-8-84 0-169 0-253 0-5 0-13 0-13 8 0 9 8 9 14 9 84 0 167 0 251 0zM266 100c6 0 14-2 14-10 0-10-8-8-15-8-84 0-167 0-251 0-6 0-14-2-14 8 0 8 8 10 13 10 84 0 169 0 253 0z"><text:p/></draw:path><draw:path draw:style-name="gr4" draw:text-style-name="P10" svg:width="0.192cm" svg:height="0.19cm" svg:x="1.699cm" svg:y="0.106cm" svg:viewBox="0 0 193 191" svg:d="M140 26c-7-15-19-26-38-26-49 0-102 61-102 122 0 40 23 69 56 69 9 0 29-3 56-33 2 18 18 33 37 33 15 0 25-10 31-24 7-15 8-28 13-41 0-5-3-5-5-5-4 0-4 1-6 7-7 28-14 53-32 53-11 0-12-11-12-19 0-10 0-13 5-31s6-22 9-39c5-19 11-39 16-58 2-12 2-12 2-15 0-7-4-11-12-11-10 0-16 9-18 18zM113 136c-1 7-1 8-9 15-18 23-36 30-46 30-22 0-28-23-28-39 0-22 13-74 23-93 13-25 32-41 49-41 28 0 34 35 34 38 0 2-2 4-2 7-7 27-14 55-21 83z"><text:p/></draw:path><draw:path draw:style-name="gr4" draw:text-style-name="P10" svg:width="0.257cm" svg:height="0.016cm" svg:x="2.034cm" svg:y="0.177cm" svg:viewBox="0 0 258 17" svg:d="M242 17c8 0 16 0 16-9 0-8-8-8-16-8-75 0-152 0-228 0-7 0-14 0-14 8 0 9 7 9 14 9 76 0 153 0 228 0z"><text:p/></draw:path><draw:path draw:style-name="gr4" draw:text-style-name="P10" svg:width="0.154cm" svg:height="0.296cm" svg:x="2.441cm" svg:y="-0.001cm" svg:viewBox="0 0 155 297" svg:d="M80 5c-2-1 0-5-6-5-9 0-39 4-50 5-4 0-8 0-8 8 0 5 3 5 9 5 21 0 22 2 22 7 0 3-4 17-6 27-12 45-23 91-35 136-5 22-6 28-6 44 0 39 22 65 53 65 50 0 102-63 102-123 0-38-23-67-57-67-19 0-36 12-49 25 11-42 21-85 31-127zM41 164c2-9 2-10 6-15 20-27 39-34 50-34 16 0 28 13 28 40 0 25-15 73-22 90-14 27-33 43-50 43-15 0-28-12-28-43 0-7 0-16 6-42 4-13 6-27 10-39z"><text:p/></draw:path><draw:path draw:style-name="gr4" draw:text-style-name="P10" svg:width="0.918cm" svg:height="0.016cm" svg:x="1.683cm" svg:y="0.46cm" svg:viewBox="0 0 919 17" svg:d="M460 17c-154 0-306 0-460 0 0-6 0-11 0-17 306 0 612 0 919 0 0 6 0 11 0 17-153 0-307 0-459 0z"><text:p/></draw:path><draw:path draw:style-name="gr4" draw:text-style-name="P10" svg:width="0.163cm" svg:height="0.19cm" svg:x="2.068cm" svg:y="0.677cm" svg:viewBox="0 0 164 191" svg:d="M150 26c-7 0-13 0-18 5-7 7-8 15-8 17 0 11 8 14 15 14 12 0 24-9 24-26 0-20-20-36-50-36-57 0-113 60-113 119 0 38 25 72 68 72 60 0 96-45 96-51 0-2-2-4-4-4-3 0-4 1-6 3-34 42-80 42-84 42-27 0-39-20-39-45 0-18 9-59 23-84 13-24 36-42 60-42 14 0 30 4 36 16z"><text:p/></draw:path></draw:g></draw:g></text:p>
      <text:p text:style-name="Text_20_body"><text:span text:style-name="Strong_20_Emphasis"><text:span text:style-name="T5">Exemples</text:span></text:span><text:span text:style-name="T5"><text:line-break/></text:span></text:p>
      <text:p text:style-name="Text_20_body"><text:span text:style-name="Emphasis"><text:span text:style-name="T4"/></text:span></text:p>
      <text:p text:style-name="Text_20_body"><text:span text:style-name="Emphasis"><text:span text:style-name="T4"/></text:span></text:p>
      <text:p text:style-name="Text_20_body"><text:span text:style-name="Strong_20_Emphasis"><text:span text:style-name="T5">Méthode</text:span></text:span><text:span text:style-name="T5"><text:line-break/>Pour additionner ou soustraire deux fractions qui n’ont pas le même dénominateur, on doit d’abord les écrire avec le même dénominateur.</text:span></text:p>
      <text:p text:style-name="Text_20_body"><text:span text:style-name="Strong_20_Emphasis"><text:span text:style-name="T5">Exemples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1:36:50.472000000</meta:creation-date>
    <dc:date>2025-02-04T08:13:29.125000000</dc:date>
    <meta:editing-duration>PT7M58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9" meta:word-count="70" meta:character-count="446" meta:non-whitespace-character-count="381"/>
  </office:meta>
</office:document-meta>
</file>